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Fine_20_Dashed" svg:stroke-width="0.102cm" svg:stroke-color="#000000" draw:marker-start-width="0.352cm" draw:marker-end="Triangle_20_unfilled" draw:marker-end-width="0.914cm" draw:fill="solid" draw:fill-color="#000000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216cm"/>
    </style:style>
    <style:style style:name="gr8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9" style:family="graphic" style:parent-style-name="standard">
      <style:graphic-properties draw:stroke="solid"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dash" draw:stroke-dash="Fine_20_Dashed" svg:stroke-width="0.102cm" svg:stroke-color="#000000" draw:marker-start="Arrow" draw:marker-start-width="0.559cm" draw:marker-end-width="0.352cm" draw:fill="solid" draw:fill-color="#000000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solid" draw:stroke-dash="Fine_20_Dashed" svg:stroke-width="0.102cm" svg:stroke-color="#000000" draw:marker-start="Arrow" draw:marker-start-width="0.559cm" draw:marker-end-width="0.352cm" draw:fill="solid" draw:fill-color="#000000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start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095cm" svg:height="2.159cm" svg:x="16.756cm" svg:y="5.699cm">
            <text:p text:style-name="P1"><text:span text:style-name="T1">VotesEJ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30.861cm" svg:height="26.892cm" svg:x="16.748cm" svg:y="7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2" draw:layer="layout" svg:width="10.541cm" svg:height="1.397cm" svg:x="1.635cm" svg:y="1.89cm">
          <draw:text-box>
            <text:p text:style-name="P1"><text:span text:style-name="T1">VotesEJB Facade</text:span></text:p>
          </draw:text-box>
        </draw:frame>
        <draw:custom-shape draw:style-name="gr4" draw:text-style-name="P1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938cm" svg:height="2.794cm" svg:x="1cm" svg:y="1cm">
          <text:p/>
          <draw:enhanced-geometry svg:viewBox="0 0 21600 21600" draw:type="rectangle" draw:enhanced-path="M 0 0 L 21600 0 21600 21600 0 21600 0 0 Z N"/>
        </draw:custom-shape>
        <draw:g xml:id="id1" draw:id="id1">
          <draw:custom-shape draw:style-name="gr5" draw:text-style-name="P3" draw:layer="layout" svg:width="8.025cm" svg:height="1.696cm" svg:x="19.264cm" svg:y="21.648cm">
            <text:p text:style-name="P1"><text:span text:style-name="T1">VotesLogicImp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8.025cm" svg:height="2.807cm" svg:x="19.264cm" svg:y="23.249cm">
            <text:p text:style-name="P4"><text:span text:style-name="T2">+ createPoll(PollTO poll)</text:span></text:p>
            <text:p text:style-name="P4"><text:span text:style-name="T2">+ createItem(ItemTO poll)</text:span></text:p>
            <text:p text:style-name="P4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custom-shape draw:style-name="gr5" draw:text-style-name="P5" draw:layer="layout" svg:width="8.025cm" svg:height="1.696cm" svg:x="19.264cm" svg:y="9.215cm">
            <text:p text:style-name="P1"><text:span text:style-name="T1">VotesLogi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8.025cm" svg:height="3.597cm" svg:x="19.264cm" svg:y="10.817cm">
            <text:p text:style-name="P4"><text:span text:style-name="T2">+ createPoll(PollTO poll)</text:span></text:p>
            <text:p text:style-name="P4"><text:span text:style-name="T2">+ createItem(ItemTO poll)</text:span></text:p>
            <text:p text:style-name="P4"><text:span text:style-name="T2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" draw:text-style-name="P1" draw:layer="layout" svg:x1="23.276cm" svg:y1="21.648cm" svg:x2="23.276cm" svg:y2="14.414cm" draw:start-shape="id1" draw:start-glue-point="0" draw:end-shape="id2" draw:end-glue-point="2" svg:d="M23276 21648v-7234" svg:viewBox="0 0 1 7235">
          <text:p/>
        </draw:connector>
        <draw:frame draw:style-name="gr7" draw:text-style-name="P3" draw:layer="layout" svg:width="4.183cm" svg:height="1.466cm" svg:x="23.106cm" svg:y="18.935cm">
          <draw:text-box>
            <text:p text:style-name="P3"><text:span text:style-name="T1">realizes</text:span></text:p>
          </draw:text-box>
        </draw:frame>
        <draw:custom-shape draw:style-name="gr8" draw:text-style-name="P6" xml:id="id7" draw:id="id7" draw:layer="layout" svg:width="7.239cm" svg:height="10.922cm" svg:x="50.403cm" svg:y="19.796cm">
          <text:p text:style-name="P1"><text:span text:style-name="T3">votes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3" xml:id="id3" draw:id="id3" draw:layer="layout" svg:width="6.104cm" svg:height="2.035cm" svg:x="33.587cm" svg:y="19.644cm">
          <text:p text:style-name="P1"><text:span text:style-name="T1">Po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4" draw:id="id4" draw:layer="layout" svg:width="6.104cm" svg:height="2.035cm" svg:x="40.594cm" svg:y="22.808cm">
          <text:p text:style-name="P1"><text:span text:style-name="T1">Poll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39.691cm" svg:y1="20.661cm" svg:x2="43.646cm" svg:y2="22.808cm" draw:start-shape="id3" draw:start-glue-point="1" draw:end-shape="id4" draw:end-glue-point="0" svg:d="M39691 20661h3955v2147" svg:viewBox="0 0 3956 2148">
          <text:p/>
        </draw:connector>
        <draw:custom-shape draw:style-name="gr9" draw:text-style-name="P3" xml:id="id5" draw:id="id5" draw:layer="layout" svg:width="6.104cm" svg:height="2.034cm" svg:x="33.587cm" svg:y="25.607cm">
          <text:p text:style-name="P1"><text:span text:style-name="T1">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6" draw:id="id6" draw:layer="layout" svg:width="6.104cm" svg:height="2.034cm" svg:x="40.594cm" svg:y="28.772cm">
          <text:p text:style-name="P1"><text:span text:style-name="T1">Item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39.691cm" svg:y1="26.624cm" svg:x2="43.646cm" svg:y2="28.772cm" draw:start-shape="id5" draw:start-glue-point="1" draw:end-shape="id6" draw:end-glue-point="0" svg:d="M39691 26624h3955v2148" svg:viewBox="0 0 3956 2149">
          <text:p/>
        </draw:connector>
        <draw:connector draw:style-name="gr10" draw:text-style-name="P1" draw:layer="layout" svg:x1="50.403cm" svg:y1="25.257cm" svg:x2="46.698cm" svg:y2="29.789cm" draw:start-shape="id7" draw:start-glue-point="6" draw:end-shape="id6" draw:end-glue-point="1" svg:d="M50403 25257h-1853v4532h-1852" svg:viewBox="0 0 3706 4533">
          <text:p/>
        </draw:connector>
        <draw:connector draw:style-name="gr10" draw:text-style-name="P1" draw:layer="layout" svg:x1="50.403cm" svg:y1="25.257cm" svg:x2="46.698cm" svg:y2="23.825cm" draw:start-shape="id7" draw:start-glue-point="6" draw:end-shape="id4" draw:end-glue-point="1" svg:d="M50403 25257h-1853v-1432h-1852" svg:viewBox="0 0 3706 1433">
          <text:p/>
        </draw:connector>
        <draw:connector draw:style-name="gr11" draw:text-style-name="P1" draw:layer="layout" draw:line-skew="0.026cm" svg:x1="33.587cm" svg:y1="20.661cm" svg:x2="27.289cm" svg:y2="23.852cm" draw:start-shape="id3" draw:start-glue-point="3" draw:end-shape="id1" draw:end-glue-point="1" svg:d="M33587 20661h-3123v3191h-3175" svg:viewBox="0 0 6299 3192">
          <text:p/>
        </draw:connector>
        <draw:connector draw:style-name="gr11" draw:text-style-name="P1" draw:layer="layout" svg:x1="40.594cm" svg:y1="23.825cm" svg:x2="27.289cm" svg:y2="23.852cm" draw:start-shape="id4" draw:start-glue-point="3" draw:end-shape="id1" draw:end-glue-point="1" svg:d="M40594 23825h-6653v27h-6652" svg:viewBox="0 0 13306 28">
          <text:p/>
        </draw:connector>
        <draw:connector draw:style-name="gr11" draw:text-style-name="P1" draw:layer="layout" draw:line-skew="0.026cm" svg:x1="33.587cm" svg:y1="26.624cm" svg:x2="27.289cm" svg:y2="23.852cm" draw:start-shape="id5" draw:start-glue-point="3" draw:end-shape="id1" draw:end-glue-point="1" svg:d="M33587 26624h-3123v-2772h-3175" svg:viewBox="0 0 6299 2773">
          <text:p/>
        </draw:connector>
        <draw:connector draw:style-name="gr11" draw:text-style-name="P1" draw:layer="layout" draw:line-skew="-3.477cm" svg:x1="40.594cm" svg:y1="29.789cm" svg:x2="27.289cm" svg:y2="23.852cm" draw:start-shape="id6" draw:start-glue-point="3" draw:end-shape="id1" draw:end-glue-point="1" svg:d="M40594 29789h-10130v-5937h-3175" svg:viewBox="0 0 13306 5938">
          <text:p/>
        </draw:connector>
        <draw:custom-shape draw:style-name="gr9" draw:text-style-name="P3" xml:id="id8" draw:id="id8" draw:layer="layout" svg:width="6.104cm" svg:height="2.034cm" svg:x="18.08cm" svg:y="31.742cm">
          <text:p text:style-name="P1"><text:span text:style-name="T1">PollTO</text:span><text:span text:style-name="T1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9" draw:id="id9" draw:layer="layout" svg:width="6.104cm" svg:height="2.034cm" svg:x="25.72cm" svg:y="31.742cm">
          <text:p text:style-name="P1"><text:span text:style-name="T1">Item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1" draw:layer="layout" svg:width="7.664cm" svg:height="2.159cm" svg:x="2.28cm" svg:y="11.16cm">
            <text:p text:style-name="P1"><text:span text:style-name="T1">VotesW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3.208cm" svg:height="6.953cm" svg:x="2.27cm" svg:y="13.3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1" draw:text-style-name="P1" draw:layer="layout" svg:x1="23.276cm" svg:y1="26.056cm" svg:x2="21.132cm" svg:y2="31.742cm" draw:start-shape="id1" draw:start-glue-point="2" draw:end-shape="id8" draw:end-glue-point="0" svg:d="M23276 26056v2843h-2144v2843" svg:viewBox="0 0 2145 5687">
          <text:p/>
        </draw:connector>
        <draw:connector draw:style-name="gr11" draw:text-style-name="P1" draw:layer="layout" svg:x1="23.276cm" svg:y1="26.056cm" svg:x2="28.772cm" svg:y2="31.742cm" draw:start-shape="id1" draw:start-glue-point="2" draw:end-shape="id9" draw:end-glue-point="0" svg:d="M23276 26056v2843h5496v2843" svg:viewBox="0 0 5497 5687">
          <text:p/>
        </draw:connector>
        <draw:g xml:id="id10" draw:id="id10">
          <draw:custom-shape draw:style-name="gr5" draw:text-style-name="P3" draw:layer="layout" svg:width="8.025cm" svg:height="1.696cm" svg:x="19.264cm" svg:y="9.215cm">
            <text:p text:style-name="P1"><text:span text:style-name="T1">NewPollBe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8.025cm" svg:height="3.597cm" svg:x="19.264cm" svg:y="10.817cm">
            <text:p text:style-name="P4"><text:span text:style-name="T2">+ createPoll(PollTO poll)</text:span></text:p>
            <text:p text:style-name="P4"><text:span text:style-name="T2">+ createItem(ItemTO poll)</text:span></text:p>
            <text:p text:style-name="P4"><text:span text:style-name="T2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3" xml:id="id11" draw:id="id11" draw:layer="layout" svg:width="6.104cm" svg:height="2.034cm" svg:x="5.445cm" svg:y="15.857cm">
          <text:p text:style-name="P1"><text:span text:style-name="T1">NewPollBean</text:span><text:span text:style-name="T1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line-skew="0.707cm" svg:x1="19.264cm" svg:y1="11.814cm" svg:x2="11.549cm" svg:y2="16.874cm" draw:start-shape="id10" draw:start-glue-point="3" draw:end-shape="id11" draw:end-glue-point="1" svg:d="M19264 11814h-3151v5060h-4564" svg:viewBox="0 0 7716 5061">
          <text:p/>
        </draw:connector>
        <draw:connector draw:style-name="gr11" draw:text-style-name="P1" draw:layer="layout" svg:x1="18.08cm" svg:y1="32.759cm" svg:x2="8.497cm" svg:y2="17.891cm" draw:start-shape="id8" draw:start-glue-point="3" draw:end-shape="id11" draw:end-glue-point="2" svg:d="M18080 32759h-9583v-14868" svg:viewBox="0 0 9584 148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10-18T00:27:00.171011974</dc:date>
    <dc:creator>darjeeling </dc:creator>
    <meta:editing-duration>PT38M29S</meta:editing-duration>
    <meta:editing-cycles>13</meta:editing-cycles>
    <meta:generator>LibreOffice/4.2.6.3$Linux_X86_64 LibreOffice_project/420m0$Build-3</meta:generator>
    <meta:document-statistic meta:object-count="40"/>
  </office:meta>
</office:document-meta>
</file>